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1cd838"/>
    </style:style>
    <style:style style:name="P2" style:family="paragraph" style:parent-style-name="Standard">
      <style:text-properties officeooo:rsid="001cd838" officeooo:paragraph-rsid="001d383f"/>
    </style:style>
    <style:style style:name="P3" style:family="paragraph" style:parent-style-name="Standard">
      <style:text-properties officeooo:rsid="001d383f" officeooo:paragraph-rsid="001d383f"/>
    </style:style>
    <style:style style:name="P4" style:family="paragraph" style:parent-style-name="Standard">
      <style:text-properties style:text-underline-style="none" officeooo:rsid="00223623" officeooo:paragraph-rsid="00223623"/>
    </style:style>
    <style:style style:name="P5" style:family="paragraph" style:parent-style-name="Standard">
      <style:text-properties style:text-underline-style="none" officeooo:rsid="0022d652" officeooo:paragraph-rsid="0022d652"/>
    </style:style>
    <style:style style:name="P6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T1" style:family="text">
      <style:text-properties officeooo:rsid="001d38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4899c"/>
    </style:style>
    <style:style style:name="T4" style:family="text">
      <style:text-properties officeooo:rsid="0024db1c"/>
    </style:style>
    <style:style style:name="T5" style:family="text">
      <style:text-properties officeooo:rsid="00266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calcula el <text:span text:style-name="T5">área de un triángulo</text:span></text:p>
      <text:p text:style-name="P1"><text:span text:style-name="T2"/></text:p>
      <text:p text:style-name="P4">MOSTRAR “Introduzca la base del tri<text:span text:style-name="T4">á</text:span>ngulo”</text:p>
      <text:p text:style-name="P4">base = LEER</text:p>
      <text:p text:style-name="P4"/>
      <text:p text:style-name="P4">MOSTRAR “Introduzca la altura del tri<text:span text:style-name="T4">á</text:span>ngulo”</text:p>
      <text:p text:style-name="P4">altura = LEER</text:p>
      <text:p text:style-name="P4"/>
      <text:p text:style-name="P6"/>
      <text:p text:style-name="P5"><text:span text:style-name="T5">á</text:span>rea = 0.5*(base*altura)</text:p>
      <text:p text:style-name="P5"/>
      <text:p text:style-name="P5">MOSTRAR “<text:span text:style-name="T3">El área es”+área</text:span>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1T14:26:10.971130401</dc:date>
    <meta:editing-duration>PT56M31S</meta:editing-duration>
    <meta:editing-cycles>10</meta:editing-cycles>
    <meta:document-statistic meta:table-count="0" meta:image-count="0" meta:object-count="0" meta:page-count="1" meta:paragraph-count="7" meta:word-count="34" meta:character-count="206" meta:non-whitespace-character-count="179"/>
  </office:meta>
</office:document-meta>
</file>